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style:paragraph-properties fo:margin-top="0cm" fo:margin-bottom="0.499cm" style:contextual-spacing="false"/>
      <style:text-properties officeooo:paragraph-rsid="001a37e4"/>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iversal CAN Blibiothek (AVR-can-lib) </text:h>
      <text:p text:style-name="Text_20_body">Universal CAN Library for AVRs. Supporting be AT90CAN, MCP2515 and SJA1000. See also the article <text:a xlink:type="simple" xlink:href="https://translate.googleusercontent.com/translate_c?depth=1&amp;hl=fr&amp;ie=UTF8&amp;prev=_t&amp;rurl=translate.google.fr&amp;sl=de&amp;tl=en&amp;u=http://www.kreatives-chaos.com/artikel/universelle-can-bibliothek&amp;usg=ALkJrhhcB8_xgKBTER-XPJI1xBYwq0QpeA">Universal CAN library</text:a> on <text:a xlink:type="simple" xlink:href="https://translate.googleusercontent.com/translate_c?depth=1&amp;hl=fr&amp;ie=UTF8&amp;prev=_t&amp;rurl=translate.google.fr&amp;sl=de&amp;tl=en&amp;u=http://www.kreatives-chaos.com/&amp;usg=ALkJrhgAep1eVrah2rzlQPHDgRe8p7uPNA">kreatives-chaos.com</text:a> . </text:p>
      <text:h text:style-name="Heading_20_2" text:outline-level="2"><text:bookmark text:name="user-content-motivation"/>Motivation </text:h>
      <text:p text:style-name="Text_20_body">The library is intended for <text:a xlink:type="simple" xlink:href="https://translate.googleusercontent.com/translate_c?depth=1&amp;hl=fr&amp;ie=UTF8&amp;prev=_t&amp;rurl=translate.google.fr&amp;sl=de&amp;tl=en&amp;u=http://www.roboterclub.rwth-aachen.de/&amp;usg=ALkJrhhP8mwPuhfR-8c-nrMwgB_bWMqilw">robots Club eV Aachen</text:a> emerged. Two years ago, stood on a change of the internal bus system, the choice fell on the CAN bus, as it actually is ideal for this application. <text:line-break/>There was just not got open source libraries for the control of common CAN controller, so that writing itself was announced. </text:p>
      <text:p text:style-name="Text_20_body">The library is now in use for some time and was doing from the <text:a xlink:type="simple" xlink:href="https://translate.googleusercontent.com/translate_c?depth=1&amp;hl=fr&amp;ie=UTF8&amp;prev=_t&amp;rurl=translate.google.fr&amp;sl=de&amp;tl=en&amp;u=http://www.kreatives-chaos.com/artikel/ansteuerung-eines-mcp2515&amp;usg=ALkJrhg3I15kIKTOsvzDhU2NHyGfLLOwpw">MCP2515</text:a> extended to other CAN controller. </text:p>
      <text:h text:style-name="Heading_20_2" text:outline-level="2"><text:bookmark text:name="user-content-features"/>Features </text:h>
      <text:list xml:id="list3988315746931583109" text:style-name="L1">
        <text:list-item>
          <text:p text:style-name="P2">Support the MCP2515 </text:p>
        </text:list-item>
        <text:list-item>
          <text:p text:style-name="P2">Support the SJA1000 (for AVRs with or without external bus interface!) </text:p>
        </text:list-item>
        <text:list-item>
          <text:p text:style-name="P2">Support AT90CAN series </text:p>
        </text:list-item>
        <text:list-item>
          <text:p text:style-name="P2">Building as a library so that only the required functions are used </text:p>
        </text:list-item>
        <text:list-item>
          <text:p text:style-name="P1">low resource consumption </text:p>
        </text:list-item>
      </text:list>
      <text:p text:style-name="Text_20_body">The library takes about 1500 bytes Flash with all the features. You do not use dynamic filters are 370 bytes less. </text:p>
      <text:h text:style-name="Heading_20_3" text:outline-level="3"><text:bookmark text:name="user-content-filter"/>Filter </text:h>
      <text:p text:style-name="Text_20_body">For the MCP2515, there are two kinds, the masks and filters to address, to a "static" with a list that is applied at compile-time or "dynamically" during the term, but then with a larger Flash consumption. </text:p>
      <text:p text:style-name="Text_20_body">The AT90CANxxx know only the dynamic filter. </text:p>
      <text:p text:style-name="Text_20_body">The same applies to the SJA1000. Although this has theoretically two filters for standard message or one for Extended messages, in practice, these are but more or less useless. </text:p>
      <text:h text:style-name="Heading_20_2" text:outline-level="2"><text:bookmark text:name="user-content-einbinden-ins-eigene-programm"/>Integration into your own program </text:h>
      <text:p text:style-name="Text_20_body">First, the library needs to be created: For this you change the <text:span text:style-name="Source_20_Text">src/</text:span> folder the file 'config.h' for its configuration and adjusts in a Makefile to use AVR type. </text:p>
      <text:p text:style-name="Text_20_body">Then, the library can be built: </text:p>
      <text:p text:style-name="P3"><text:s/><text:span text:style-name="Source_20_Text">$ make lib</text:span> </text:p>
      <text:p text:style-name="Text_20_body">Who can use WinAVR simply in Programmers Notepad one of the files from the <text:span text:style-name="Source_20_Text">src/</text:span> open folder and then select "Tools&gt; [WinAVR] Make All". </text:p>
      <text:p text:style-name="Text_20_body">Now should a file 'libcan.a' have arisen. Together with 'can.h' and 'config.h' can be copied to your project directory, these files now. </text:p>
      <text:p text:style-name="Text_20_body">To use the functions really took just have the linker be informed that he is to integrate the library. In the standard WinAVR Makefile the following line needs to be added (266ff by line): </text:p>
      <text:p text:style-name="P4"><text:soft-page-break/><text:s/></text:p>
      <text:p text:style-name="P4"><text:span text:style-name="Source_20_Text">... LDFLAGS += $(patsubst %,-L%,$(EXTRALIBDIRS)) LDFLAGS += $(PRINTF_LIB) $(SCANF_LIB) $(MATH_LIB) LDFLAGS += -L. -lcan # hinzufügen</text:span> </text:p>
      <text:p text:style-name="Text_20_body">The linker then searches automatically in the current directory to the libcan.a file and adds the required functions (and only) in the source code. </text:p>
      <text:h text:style-name="Heading_20_4" text:outline-level="4"><text:bookmark text:name="user-content-hinweise-zur-benutzung-der-ports"/>Notes on using the ports: </text:h>
      <text:p text:style-name="Text_20_body">Since AVR's I / O pins have multiple functions, please observe the fuse bits of which you use AVR's, concrete example ATmega32: </text:p>
      <text:p text:style-name="Text_20_body">Port C is divided Bit 2 - 5 with the JTAG interface, which is enabled by default - to disable! <text:line-break/>Port D divides bits 0 and 1 to the serial port. If you want to use all pins, do not fit the 232 MAX. </text:p>
      <text:p text:style-name="Text_20_body">If you still sets the source of the oscillator frequency properly can CANnen merry: </text:p>
      <text:p text:style-name="Text_20_body">ATmega32 low Fuse: 0xEF (External Crystal) ATmega32 High Fuse: 0xD9 (JTAG Disabled) </text:p>
      <text:h text:style-name="Heading_20_2" text:outline-level="2"><text:bookmark text:name="user-content-testprogram"/>Test Program </text:h>
      <text:p text:style-name="Text_20_body">A Program which could simply sent a message with CAN look like this: </text:p>
      <text:p text:style-name="P3"><text:s/><text:span text:style-name="Source_20_Text">int main(void) { // initialisieren des MCP2515 can_init(BITRATE_125_KBPS); // erzeuge eine Testnachricht can_t msg; msg.id = 0x123456; msg.flags.rtr = 0; msg.flags.extended = 1; msg.length = 4; msg.data[0] = 0xde; msg.data[1] = 0xad; msg.data[2] = 0xbe; msg.data[3] = 0xef; // Nachricht verschicken can_send_message(&amp;msg); while (1) { } }</text:span> </text:p>
      <text:h text:style-name="Heading_20_2" text:outline-level="2"><text:bookmark text:name="user-content-lizenz"/>License </text:h>
      <text:p text:style-name="Text_20_body">The library is licensed under a <text:a xlink:type="simple" xlink:href="https://translate.googleusercontent.com/translate_c?depth=1&amp;hl=fr&amp;ie=UTF8&amp;prev=_t&amp;rurl=translate.google.fr&amp;sl=de&amp;tl=en&amp;u=http://de.wikipedia.org/wiki/BSD-Lizenz&amp;usg=ALkJrhjyfhwQE690bGE8Z_4S5AtZTzLocg">BSD license</text:a> and can therefore be used freely. </text:p>
      <text:p text:style-name="Text_20_body">If someone changes would makes me ask me or anyone else from the <text:a xlink:type="simple" xlink:href="https://translate.googleusercontent.com/translate_c?depth=1&amp;hl=fr&amp;ie=UTF8&amp;prev=_t&amp;rurl=translate.google.fr&amp;sl=de&amp;tl=en&amp;u=http://www.roboterclub.rwth-aachen.de/&amp;usg=ALkJrhhP8mwPuhfR-8c-nrMwgB_bWMqilw">Robot Club</text:a> this to send so that we can build into the software, if necessary, so that then all have something like thi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7T17:17:32.04</meta:creation-date>
    <dc:date>2015-05-27T17:27:47.14</dc:date>
    <meta:editing-duration>P0D</meta:editing-duration>
    <meta:editing-cycles>1</meta:editing-cycles>
    <meta:document-statistic meta:table-count="0" meta:image-count="0" meta:object-count="0" meta:page-count="2" meta:paragraph-count="37" meta:word-count="609" meta:character-count="3589" meta:non-whitespace-character-count="2980"/>
    <meta:generator>LibreOffice/4.0.4.2$Windows_x86 LibreOffice_project/9e9821abd0ffdbc09cd8c52eaa574fa09eb08f2</meta:generator>
  </office:meta>
</office:document-meta>
</file>